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none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officeooo:rsid="0018cc07"/>
    </style:style>
    <style:style style:name="T2" style:family="text">
      <style:text-properties officeooo:rsid="0014ed9d"/>
    </style:style>
    <style:style style:name="T3" style:family="text">
      <style:text-properties officeooo:rsid="00167f0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izen</text:p>
      <text:p text:style-name="P2"/>
      <text:list text:style-name="L1">
        <text:list-item>
          <text:p text:style-name="P3">2-Spieler PvP Sammelkartenspiel (TCG) ähnlich wie Magic the Gathering, Yu-Gi-Oh, Pokemon mit Spiel; Ziel =&gt; L<text:span text:style-name="T1">ebenspunkte (L</text:span>P<text:span text:style-name="T1">)</text:span> Gegner auf Null bringen</text:p>
        </text:list-item>
        <text:list-item>
          <text:p text:style-name="P3">Karten: Ziehstapel/“Deck“, Hand, Spielfeld, Ablagestapel/“Friedhof“</text:p>
        </text:list-item>
        <text:list-item>
          <text:p text:style-name="P3">Kreaturen entweder: Kampf-Karte Angriff und HP Wert, gegenseitig angreifen, H<text:span text:style-name="T1">ealth Points (HP)</text:span> Verteidiger – A<text:span text:style-name="T1">t</text:span>t<text:span text:style-name="T1">ac</text:span>k <text:span text:style-name="T1">(Atk)</text:span> Angreifer, HP &lt;= 0: Karte zerstört, Rest <text:span text:style-name="T1">verursacht </text:span>Schaden an <text:span text:style-name="T1">anderen „Monstern“/</text:span>LP <text:span text:style-name="T1">des</text:span> <text:span text:style-name="T1">Gegners wenn keine Monster aktiv</text:span>; Aktionskarte: Aktion wird während des Zuges ausgeführt ; zerstörte Kampf-Karten/ausgeführte Aktionskarten <text:span text:style-name="T1">werden abgelegt </text:span>auf <text:span text:style-name="T1">den </text:span>„Friedhof“ <text:span text:style-name="T1">(Ablagestapel)</text:span></text:p>
        </text:list-item>
        <text:list-item>
          <text:p text:style-name="P3"><text:span text:style-name="T2">Mana</text:span> („Aktionspun<text:span text:style-name="T2">kte“</text:span>): werden ausgegeben für Aktionen (Kampf-Karten legen, Aktionskarten nutzen, etc.), <text:span text:style-name="T1">Mana-Kosten sind Kartenspezifisch</text:span> ; <text:span text:style-name="T2">Pro Runde +[x] Mana, nicht genutze Mana </text:span><text:span text:style-name="T3">wird in Vorrat gespeichert </text:span><text:span text:style-name="T1">bis Maximum von 1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Tim Vogel</meta:initial-creator>
    <meta:creation-date>2026-02-17T10:48:44.91</meta:creation-date>
    <dc:date>2026-02-19T13:22:15.020914200</dc:date>
    <meta:editing-duration>PT4H23M23S</meta:editing-duration>
    <meta:editing-cycles>4</meta:editing-cycles>
    <meta:generator>LibreOffice/26.2.0.3$Windows_X86_64 LibreOffice_project/620$Build-3</meta:generator>
    <meta:document-statistic meta:table-count="0" meta:image-count="0" meta:object-count="0" meta:page-count="1" meta:paragraph-count="5" meta:word-count="111" meta:character-count="853" meta:non-whitespace-character-count="750"/>
  </office:meta>
</office:document-meta>
</file>